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e95f" officeooo:paragraph-rsid="0001e95f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1e95f" officeooo:paragraph-rsid="0001e95f" style:font-weight-asian="bold" style:font-weight-complex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officeooo:rsid="0001e95f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1e9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Лабораторная работа №6</text:span></text:p>
      <text:p text:style-name="P2"><text:span text:style-name="T2"/></text:p>
      <text:p text:style-name="P2"><text:span text:style-name="T2">Задания:</text:span></text:p>
      <text:p text:style-name="P3"><text:span text:style-name="T2">1. С начала суток прошло N секунд (N — целое). Найти количество секунд, прошедших с начала последней минуты.</text:span></text:p>
      <text:p text:style-name="P4">2. Дни недели пронумерованы следующим образом: 0 — воскресенье, 1 — понедельник, 2 — вторник, . . . , 6 — суббота. Дано целое число K,</text:p>
      <text:p text:style-name="P4">лежащее в диапазоне 1–365. Определить номер дня недели для K-го дня года, если известно, что в этом году 1 января было понедельником.</text:p>
      <text:p text:style-name="P4">3. Дни недели пронумерованы следующим образом: 1 — понедельник, 2 — вторник, . . . , 6 — суббота, 7 — воскресенье. Дано целое число K, лежащее в диапазоне 1–365, и целое число N, лежащее в диапазоне 1–7. Определить номер дня недели для K-го дня года, если известно, что в этом году 1 января было днем недели с номером N</text:p>
      <text:p text:style-name="P4">4. Даны целые положительные числа A, B, C. На прямоугольнике размера A × B размещено максимально возможное количество квадратов со стороной C (без наложений). Найти количество квадратов, размещенных на прямоугольнике, а также площадь незанятой части прямоугольника.</text:p>
      <text:p text:style-name="P4">5. Дан номер некоторого года (целое положительное число). Определить соответствующий ему номер столетия, учитывая, что, к примеру, началом 20 столетия был 1901 год</text:p>
      <text:p text:style-name="P2"><text:span text:style-name="T2"/></text:p>
      <text:p text:style-name="P1"><text:span text:style-name="T3">№</text:span>1</text:p>
      <text:p text:style-name="Standard">#include &lt;iostream&gt;<text:line-break/><text:line-break/>using namespace std;<text:line-break/><text:line-break/>int main()<text:line-break/>{ int N ;<text:line-break/> <text:s text:c="3"/>cout &lt;&lt; "Введите N секунд: ";<text:line-break/> <text:s text:c="3"/>cin &gt;&gt; N;<text:line-break/> <text:s text:c="3"/>cout &lt;&lt; "Количество секунд, прошедших с начала последней минуты: " &lt;&lt; N % 60 + 60 ;<text:line-break/><text:line-break/> <text:s text:c="3"/>return 0;<text:line-break/>}<text:line-break/></text:p>
      <text:p text:style-name="Standard"/>
      <text:p text:style-name="P1"><text:span text:style-name="T3">№</text:span>2</text:p>
      <text:p text:style-name="Standard"><text:soft-page-break/>#include &lt;iostream&gt;<text:line-break/><text:line-break/>using namespace std;<text:line-break/><text:line-break/>int main()<text:line-break/>{ int K;<text:line-break/> <text:s text:c="3"/>cout&lt;&lt; "Введите число К: ";<text:line-break/> <text:s text:c="3"/>cin &gt;&gt; K;<text:line-break/> <text:s text:c="3"/>cout &lt;&lt; "Номер дня недели для К: " &lt;&lt; K % 7 ;<text:line-break/> <text:s text:c="3"/>return 0;<text:line-break/>}<text:line-break/></text:p>
      <text:p text:style-name="Standard"/>
      <text:p text:style-name="P1"><text:span text:style-name="T3">№</text:span>3</text:p>
      <text:p text:style-name="Standard">#include &lt;iostream&gt;<text:line-break/><text:line-break/>using namespace std;<text:line-break/><text:line-break/>int main()<text:line-break/>{int K, N;<text:line-break/> <text:s text:c="3"/>cout&lt;&lt; "Введите число К: ";<text:line-break/> <text:s text:c="3"/>cin &gt;&gt; K;<text:line-break/> <text:s text:c="3"/>cout&lt;&lt; "Введите число N: " ;<text:line-break/> <text:s text:c="3"/>cin &gt;&gt; N ;<text:line-break/> <text:s text:c="3"/>cout &lt;&lt; "Номер дня недели для К: " &lt;&lt; K % 7 + N - 1;<text:line-break/><text:line-break/> <text:s text:c="3"/>return 0;<text:line-break/>}<text:line-break/></text:p>
      <text:p text:style-name="Standard"/>
      <text:p text:style-name="P1"><text:span text:style-name="T3">№</text:span>4</text:p>
      <text:p text:style-name="Standard">#include &lt;iostream&gt;<text:line-break/>#include &lt;cmath&gt;<text:line-break/><text:line-break/>using namespace std;<text:line-break/><text:line-break/>int main()<text:line-break/>{ int A, B, C ;<text:line-break/><text:line-break/><text:line-break/> <text:s text:c="3"/>cout&lt;&lt;"Введите А, В, С: ";<text:line-break/> <text:s text:c="3"/>cin &gt;&gt; A &gt;&gt; B &gt;&gt; C;<text:line-break/> <text:s text:c="3"/>cout &lt;&lt; "Количество квадратов, размещенных в прямоугольнике: " &lt;&lt; (A*B) / (C*C) &lt;&lt; '\n';<text:line-break/> <text:s text:c="3"/>cout &lt;&lt; "S незанятой части прямоугольника: " &lt;&lt; (A*B) % (C*C) &lt;&lt; '\n' ;<text:line-break/> <text:s text:c="3"/>return 0;<text:line-break/>}<text:line-break/></text:p>
      <text:p text:style-name="Standard"/>
      <text:p text:style-name="P1"><text:span text:style-name="T3">№</text:span>5</text:p>
      <text:p text:style-name="Standard"><text:soft-page-break/>#include &lt;iostream&gt;<text:line-break/><text:line-break/>using namespace std;<text:line-break/><text:line-break/>int main()<text:line-break/>{ int x, t;<text:line-break/> <text:s text:c="3"/>cout&lt;&lt;"Введите год: ";<text:line-break/> <text:s text:c="3"/>cin &gt;&gt; x;<text:line-break/> <text:s text:c="3"/>t = (x / 100) + 1;<text:line-break/> <text:s text:c="3"/>if (x % 10 &gt; 0) <text:line-break/> <text:s text:c="7"/>cout &lt;&lt; t &lt;&lt; " столетие" ;<text:line-break/> <text:s text:c="3"/>else <text:line-break/> <text:s text:c="3"/>cout &lt;&lt; t-1 &lt;&lt; " столетие" ; <text:line-break/> <text:s text:c="3"/>return 0;<text:line-break/>}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00:22.034000000</dc:date>
    <meta:editing-duration>PT2M21S</meta:editing-duration>
    <meta:editing-cycles>1</meta:editing-cycles>
    <meta:document-statistic meta:table-count="0" meta:image-count="0" meta:object-count="0" meta:page-count="3" meta:paragraph-count="18" meta:word-count="415" meta:character-count="2362" meta:non-whitespace-character-count="1825"/>
  </office:meta>
</office:document-meta>
</file>